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15c6" officeooo:paragraph-rsid="001e15c6"/>
    </style:style>
    <style:style style:name="T1" style:family="text">
      <style:text-properties style:font-name="Arial-BoldMT" fo:font-size="12pt" fo:font-weight="bold" style:font-size-asian="12pt" style:font-weight-asian="bold"/>
    </style:style>
    <style:style style:name="T2" style:family="text">
      <style:text-properties style:font-name="Arial-BoldMT" fo:font-size="14pt" fo:font-weight="bold" style:font-size-asian="14pt" style:font-weight-asian="bold"/>
    </style:style>
    <style:style style:name="T3" style:family="text">
      <style:text-properties style:font-name="TimesNewRomanPS-BoldMT" fo:font-size="14pt" fo:font-weight="bold" style:font-size-asian="14pt" style:font-weight-asian="bold"/>
    </style:style>
    <style:style style:name="T4" style:family="text">
      <style:text-properties style:font-name="Calibri" fo:font-size="14pt" fo:font-weight="bold" style:font-size-asian="14pt" style:font-weight-asian="bold"/>
    </style:style>
    <style:style style:name="T5" style:family="text">
      <style:text-properties style:font-name="ArialMT" fo:font-size="14pt" style:font-size-asian="14pt"/>
    </style:style>
    <style:style style:name="T6" style:family="text">
      <style:text-properties style:font-name="ArialMT" fo:font-size="12pt" fo:font-weight="bold" style:font-size-asian="12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PA</text:span></text:p>
      <text:p text:style-name="P1"><text:span text:style-name="T1">CONTRA CAPA</text:span></text:p>
      <text:p text:style-name="P1"><text:span text:style-name="T1">QUEM FEZ</text:span></text:p>
      <text:p text:style-name="P1"><text:span text:style-name="T1">DEDICATÓRIA</text:span></text:p>
      <text:p text:style-name="P1"><text:span text:style-name="T1">AGRADECIMENTOS</text:span></text:p>
      <text:p text:style-name="P1"><text:span text:style-name="T1">RESUMO</text:span></text:p>
      <text:p text:style-name="P1"><text:span text:style-name="T1">ABSTRACT</text:span></text:p>
      <text:p text:style-name="P1"><text:span text:style-name="T1">LISTA DE ABREVIATURAS E SIGLAS</text:span></text:p>
      <text:p text:style-name="P1"><text:span text:style-name="T2">SUMÁRIO</text:span></text:p>
      <text:p text:style-name="P1"><text:span text:style-name="T3">1 </text:span><text:span text:style-name="T2">INTRODUÇÃO</text:span></text:p>
      <text:p text:style-name="P1"><text:span text:style-name="T3">1.1 </text:span><text:span text:style-name="T2">Justificativa</text:span></text:p>
      <text:p text:style-name="P1"><text:span text:style-name="T3">1.2 </text:span><text:span text:style-name="T2">Problemática</text:span></text:p>
      <text:p text:style-name="P1"><text:span text:style-name="T3">1.3 </text:span><text:span text:style-name="T2">Objetivos</text:span></text:p>
      <text:p text:style-name="P1"><text:span text:style-name="T3">1.4 </text:span><text:span text:style-name="T2">Fundamentação Teórica</text:span></text:p>
      <text:p text:style-name="P1"><text:span text:style-name="T3">2 </text:span><text:span text:style-name="T2">Resultados Esperados</text:span></text:p>
      <text:p text:style-name="P1"><text:span text:style-name="T3">3 </text:span><text:span text:style-name="T2">Projeto</text:span></text:p>
      <text:p text:style-name="P1"><text:span text:style-name="T3">3.1 </text:span><text:span text:style-name="T2">Proposta</text:span></text:p>
      <text:p text:style-name="P1"><text:span text:style-name="T3">3.2 </text:span><text:span text:style-name="T2">Tecnologias utilizadas</text:span></text:p>
      <text:p text:style-name="P1"><text:span text:style-name="T4">3.2.1 </text:span><text:span text:style-name="T5">Tecnologias de desenvolvimento</text:span></text:p>
      <text:p text:style-name="P1"><text:span text:style-name="T4">3.2.2 </text:span><text:span text:style-name="T5">Plataformas de testes e desenvolvimento</text:span></text:p>
      <text:p text:style-name="P1"><text:span text:style-name="T4">3.2.3 </text:span><text:span text:style-name="T5">Estrutura do servidor</text:span></text:p>
      <text:p text:style-name="P1"><text:span text:style-name="T6">3.2.3.1 Protocolo de comunicação</text:span></text:p>
      <text:p text:style-name="P1"><text:span text:style-name="T6">3.2.3.2 Comunicação com o banco de dados</text:span></text:p>
      <text:p text:style-name="P1"><text:span text:style-name="T3">5 </text:span><text:span text:style-name="T2">Conclusões e trabalhos futuros</text:span></text:p>
      <text:p text:style-name="P1"><text:span text:style-name="T1">REFERÊNCIAS BIBLIOGRÁFICA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03T06:54:34.067000000</meta:creation-date>
    <dc:date>2019-09-03T07:00:50.795000000</dc:date>
    <meta:editing-duration>PT6M17S</meta:editing-duration>
    <meta:editing-cycles>1</meta:editing-cycles>
    <meta:document-statistic meta:table-count="0" meta:image-count="0" meta:object-count="0" meta:page-count="2" meta:paragraph-count="25" meta:word-count="68" meta:character-count="489" meta:non-whitespace-character-count="446"/>
    <meta:generator>LibreOffice/6.3.0.4$Windows_X86_64 LibreOffice_project/057fc023c990d676a43019934386b85b21a9ee99</meta:generator>
  </office:meta>
</office:document-meta>
</file>